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++11: back to the futur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 tour of c++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izializzato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++98</text:p>
                <text:list>
                  <text:list-item>
                    <text:p>L'inizializzazione di una classe viene fatta attraverso le parentesi tonde '(' ')' p.e.</text:p>
                    <text:list>
                      <text:list-item>
                        <text:p>MyObject a(1,2,4);</text:p>
                      </text:list-item>
                    </text:list>
                  </text:list-item>
                  <text:list-item>
                    <text:p>In caso di costruttore senza parametri:</text:p>
                    <text:list>
                      <text:list-item>
                        <text:p>MyObject a(); ← Attenzione alle parentesi</text:p>
                      </text:list-item>
                    </text:list>
                  </text:list-item>
                  <text:list-item>
                    <text:p>Questa notazione richiama molto la dichiarazione di una funzione:</text:p>
                    <text:list>
                      <text:list-item>
                        <text:p>char* my_func()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izializzato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++11 (2000 è scontato)</text:p>
                <text:list>
                  <text:list-item>
                    <text:p>L'inizializzazione viene effettuata attraverso le parantesi graffe '{' '}'</text:p>
                  </text:list-item>
                  <text:list-item>
                    <text:p>L'inizializzazione di strutture di tipo vettore (vector) è semplificata p.e.</text:p>
                    <text:list>
                      <text:list-item>
                        <text:p>vector&lt;int&gt; v = {1,2,3,4,5};</text:p>
                      </text:list-item>
                    </text:list>
                  </text:list-item>
                  <text:list-item>
                    <text:p>Può essere utilizzato std::initializer_list nel costruttore per avere la utilizzare la lista d'inizializzazione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empio 01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brizio Morciano</meta:initial-creator>
    <meta:creation-date>2013-09-29T18:46:32</meta:creation-date>
    <dc:date>2013-09-29T18:54:33</dc:date>
    <dc:creator>Fabrizio Morciano</dc:creator>
    <meta:editing-duration>PT13S</meta:editing-duration>
    <meta:editing-cycles>2</meta:editing-cycles>
    <meta:generator>LibreOffice/4.0.2.2$Linux_X86_64 LibreOffice_project/400m0$Build-2</meta:generator>
    <meta:document-statistic meta:object-count="37"/>
  </office:meta>
</office:document-meta>
</file>